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Tahoma" svg:font-family="Tahoma" style:font-family-generic="roma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2" style:family="table">
      <style:table-properties style:width="14.984cm" fo:margin-left="-0.191cm" table:align="left" style:writing-mode="lr-tb"/>
    </style:style>
    <style:style style:name="Tabla2.A" style:family="table-column">
      <style:table-column-properties style:column-width="3.986cm"/>
    </style:style>
    <style:style style:name="Tabla2.B" style:family="table-column">
      <style:table-column-properties style:column-width="10.996cm"/>
    </style:style>
    <style:style style:name="Tabla2.1" style:family="table-row">
      <style:table-row-properties style:min-row-height="0cm" fo:keep-together="auto"/>
    </style:style>
    <style:style style:name="Tabla2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2.B1" style:family="table-cell">
      <style:table-cell-properties style:vertical-align="middle" fo:background-color="#a5e7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3" style:family="table">
      <style:table-properties style:width="24.906cm" fo:margin-left="-0.191cm" table:align="left" style:writing-mode="lr-tb"/>
    </style:style>
    <style:style style:name="Tabla3.A" style:family="table-column">
      <style:table-column-properties style:column-width="0.988cm"/>
    </style:style>
    <style:style style:name="Tabla3.B" style:family="table-column">
      <style:table-column-properties style:column-width="5.001cm"/>
    </style:style>
    <style:style style:name="Tabla3.C" style:family="table-column">
      <style:table-column-properties style:column-width="0.785cm"/>
    </style:style>
    <style:style style:name="Tabla3.F" style:family="table-column">
      <style:table-column-properties style:column-width="3.166cm"/>
    </style:style>
    <style:style style:name="Tabla3.G" style:family="table-column">
      <style:table-column-properties style:column-width="13.393cm"/>
    </style:style>
    <style:style style:name="Tabla3.1" style:family="table-row">
      <style:table-row-properties style:min-row-height="0cm" fo:keep-together="auto"/>
    </style:style>
    <style:style style:name="Tabla3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3.B1" style:family="table-cell">
      <style:table-cell-properties style:vertical-align="middle" fo:background-color="#d9f5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3.A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5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6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7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8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9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10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11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1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1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1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4" style:family="table">
      <style:table-properties style:width="14.984cm" fo:margin-left="-0.191cm" table:align="left" style:writing-mode="lr-tb"/>
    </style:style>
    <style:style style:name="Tabla4.A" style:family="table-column">
      <style:table-column-properties style:column-width="3.986cm"/>
    </style:style>
    <style:style style:name="Tabla4.B" style:family="table-column">
      <style:table-column-properties style:column-width="10.996cm"/>
    </style:style>
    <style:style style:name="Tabla4.1" style:family="table-row">
      <style:table-row-properties style:min-row-height="0cm" fo:keep-together="auto"/>
    </style:style>
    <style:style style:name="Tabla4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4.B1" style:family="table-cell">
      <style:table-cell-properties style:vertical-align="middle" fo:background-color="#a5e7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5" style:family="table">
      <style:table-properties style:width="24.906cm" fo:margin-left="-0.191cm" table:align="left" style:writing-mode="lr-tb"/>
    </style:style>
    <style:style style:name="Tabla5.A" style:family="table-column">
      <style:table-column-properties style:column-width="0.988cm"/>
    </style:style>
    <style:style style:name="Tabla5.B" style:family="table-column">
      <style:table-column-properties style:column-width="5.001cm"/>
    </style:style>
    <style:style style:name="Tabla5.C" style:family="table-column">
      <style:table-column-properties style:column-width="0.785cm"/>
    </style:style>
    <style:style style:name="Tabla5.F" style:family="table-column">
      <style:table-column-properties style:column-width="3.193cm"/>
    </style:style>
    <style:style style:name="Tabla5.G" style:family="table-column">
      <style:table-column-properties style:column-width="13.367cm"/>
    </style:style>
    <style:style style:name="Tabla5.1" style:family="table-row">
      <style:table-row-properties style:min-row-height="0cm" fo:keep-together="auto"/>
    </style:style>
    <style:style style:name="Tabla5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5.B1" style:family="table-cell">
      <style:table-cell-properties style:vertical-align="middle" fo:background-color="#d9f5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5.A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5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6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7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8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9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0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1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5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6" style:family="table">
      <style:table-properties style:width="14.984cm" fo:margin-left="-0.191cm" table:align="left" style:writing-mode="lr-tb"/>
    </style:style>
    <style:style style:name="Tabla6.A" style:family="table-column">
      <style:table-column-properties style:column-width="3.986cm"/>
    </style:style>
    <style:style style:name="Tabla6.B" style:family="table-column">
      <style:table-column-properties style:column-width="10.996cm"/>
    </style:style>
    <style:style style:name="Tabla6.1" style:family="table-row">
      <style:table-row-properties style:min-row-height="0cm" fo:keep-together="auto"/>
    </style:style>
    <style:style style:name="Tabla6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6.B1" style:family="table-cell">
      <style:table-cell-properties style:vertical-align="middle" fo:background-color="#a5e7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7" style:family="table">
      <style:table-properties style:width="24.906cm" fo:margin-left="-0.191cm" table:align="left" style:writing-mode="lr-tb"/>
    </style:style>
    <style:style style:name="Tabla7.A" style:family="table-column">
      <style:table-column-properties style:column-width="0.988cm"/>
    </style:style>
    <style:style style:name="Tabla7.B" style:family="table-column">
      <style:table-column-properties style:column-width="5.001cm"/>
    </style:style>
    <style:style style:name="Tabla7.C" style:family="table-column">
      <style:table-column-properties style:column-width="0.785cm"/>
    </style:style>
    <style:style style:name="Tabla7.F" style:family="table-column">
      <style:table-column-properties style:column-width="3.166cm"/>
    </style:style>
    <style:style style:name="Tabla7.G" style:family="table-column">
      <style:table-column-properties style:column-width="13.393cm"/>
    </style:style>
    <style:style style:name="Tabla7.1" style:family="table-row">
      <style:table-row-properties style:min-row-height="0cm" fo:keep-together="auto"/>
    </style:style>
    <style:style style:name="Tabla7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7.B1" style:family="table-cell">
      <style:table-cell-properties style:vertical-align="middle" fo:background-color="#d9f5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7.A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5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6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7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8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9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0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1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5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6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7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8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9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P1" style:family="paragraph" style:parent-style-name="Standard">
      <style:paragraph-properties style:line-height-at-least="0cm" fo:text-align="start" style:justify-single-word="false"/>
    </style:style>
    <style:style style:name="P2" style:family="paragraph" style:parent-style-name="Standard">
      <style:paragraph-properties style:line-height-at-least="0cm" fo:text-align="center" style:justify-single-word="false"/>
    </style:style>
    <style:style style:name="P3" style:family="paragraph" style:parent-style-name="Standard">
      <style:paragraph-properties style:line-height-at-least="0cm" fo:text-align="end" style:justify-single-word="false"/>
    </style:style>
    <style:style style:name="P4" style:family="paragraph" style:parent-style-name="Standard">
      <style:paragraph-properties style:line-height-at-least="0cm" fo:text-align="start" style:justify-single-word="false"/>
      <style:text-properties style:font-name="Tahoma" fo:font-size="12pt" fo:font-weight="normal" style:font-size-asian="12pt" style:font-weight-asian="normal"/>
    </style:style>
    <style:style style:name="P5" style:family="paragraph" style:parent-style-name="Standard">
      <style:paragraph-properties style:line-height-at-least="0cm" fo:text-align="center" style:justify-single-word="false"/>
      <style:text-properties style:font-name="Tahoma" fo:font-size="12pt" fo:font-weight="normal" style:font-size-asian="12pt" style:font-weight-asian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Center">
      <style:paragraph-properties style:line-height-at-least="0cm" fo:text-align="center" style:justify-single-word="false"/>
    </style:style>
    <style:style style:name="P9" style:family="paragraph" style:parent-style-name="Heading_20_1">
      <style:paragraph-properties style:line-height-at-least="0cm" fo:text-align="start" style:justify-single-word="false"/>
    </style:style>
    <style:style style:name="T1" style:family="text">
      <style:text-properties style:font-name="Tahoma" fo:font-size="13pt" fo:font-weight="bold" style:font-size-asian="13pt" style:font-weight-asian="bold"/>
    </style:style>
    <style:style style:name="T2" style:family="text">
      <style:text-properties style:font-name="Tahoma" fo:font-size="8pt" fo:font-weight="bold" style:font-size-asian="8pt" style:font-weight-asian="bold"/>
    </style:style>
    <style:style style:name="T3" style:family="text">
      <style:text-properties style:font-name="Tahoma" fo:font-size="8pt" fo:font-weight="normal" style:font-size-asian="8pt" style:font-weight-asian="normal"/>
    </style:style>
    <style:style style:name="T4" style:family="text">
      <style:text-properties style:font-name="Tahoma" fo:font-size="8pt" fo:font-style="italic" fo:font-weight="normal" style:font-size-asian="8pt" style:font-style-asian="italic" style:font-weight-asian="normal"/>
    </style:style>
    <style:style style:name="T5" style:family="text">
      <style:text-properties style:font-name="Tahoma" fo:font-size="12pt" fo:font-weight="normal" style:font-size-asian="12pt" style:font-weight-asian="normal"/>
    </style:style>
    <style:style style:name="T6" style:family="text">
      <style:text-properties fo:font-size="8pt" style:font-size-asian="8pt"/>
    </style:style>
    <style:style style:name="T7" style:family="text">
      <style:text-properties style:font-name="Arial" fo:font-size="8pt" fo:font-weight="bold" style:font-size-asian="8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<text:span text:style-name="T1">Diccionario de Datos</text:span></text:p>
      <text:p text:style-name="P8"><text:span text:style-name="T1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"><text:span text:style-name="T2">Nombre de Tabla</text:span></text:p>
          </table:table-cell>
          <table:table-cell table:style-name="Tabla2.B1" office:value-type="string">
            <text:h text:style-name="P9" text:outline-level="1"><text:span text:style-name="T7">tbl_apchck</text:span></text:h>
          </table:table-cell>
        </table:table-row>
      </table:table>
      <text:p text:style-name="Standard"><text:span text:style-name="T5"><text:s/></text:span></text:p>
      <text:p text:style-name="Standard"><text:span text:style-name="T4">Columnas</text:span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3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2"><text:span text:style-name="T2">No</text:span></text:p>
          </table:table-cell>
          <table:table-cell table:style-name="Tabla3.B1" office:value-type="string">
            <text:p text:style-name="P2"><text:span text:style-name="T2">Nombre de Columna</text:span></text:p>
          </table:table-cell>
          <table:table-cell table:style-name="Tabla3.B1" office:value-type="string">
            <text:p text:style-name="P2"><text:span text:style-name="T2">PK</text:span></text:p>
          </table:table-cell>
          <table:table-cell table:style-name="Tabla3.B1" office:value-type="string">
            <text:p text:style-name="P2"><text:span text:style-name="T2">FK</text:span></text:p>
          </table:table-cell>
          <table:table-cell table:style-name="Tabla3.B1" office:value-type="string">
            <text:p text:style-name="P2"><text:span text:style-name="T2">M</text:span></text:p>
          </table:table-cell>
          <table:table-cell table:style-name="Tabla3.B1" office:value-type="string">
            <text:p text:style-name="P2"><text:span text:style-name="T2">Tipo de Datos</text:span></text:p>
          </table:table-cell>
          <table:table-cell table:style-name="Tabla3.B1" office:value-type="string">
            <text:p text:style-name="P2"><text:span text:style-name="T2">Descripcion</text:span></text:p>
          </table:table-cell>
        </table:table-row>
        <table:table-row table:style-name="Tabla3.1">
          <table:table-cell table:style-name="Tabla3.A2" office:value-type="string">
            <text:p text:style-name="P3"><text:span text:style-name="T3">1</text:span></text:p>
          </table:table-cell>
          <table:table-cell table:style-name="Tabla3.B2" office:value-type="string">
            <text:p text:style-name="P1"><text:span text:style-name="T3">cchkno</text:span></text:p>
          </table:table-cell>
          <table:table-cell table:style-name="Tabla3.C2" office:value-type="string">
            <text:p text:style-name="P2"><text:span text:style-name="T3">P</text:span></text:p>
          </table:table-cell>
          <table:table-cell table:style-name="Tabla3.D2" office:value-type="string">
            <text:p text:style-name="P5"/>
          </table:table-cell>
          <table:table-cell table:style-name="Tabla3.E2" office:value-type="string">
            <text:p text:style-name="P2"><text:span text:style-name="T3">Y</text:span></text:p>
          </table:table-cell>
          <table:table-cell table:style-name="Tabla3.F2" office:value-type="string">
            <text:p text:style-name="P1"><text:span text:style-name="T3">VARCHAR (10) </text:span></text:p>
          </table:table-cell>
          <table:table-cell table:style-name="Tabla3.G2" office:value-type="string">
            <text:p text:style-name="P4"/>
          </table:table-cell>
        </table:table-row>
        <table:table-row table:style-name="Tabla3.1">
          <table:table-cell table:style-name="Tabla3.A3" office:value-type="string">
            <text:p text:style-name="P3"><text:span text:style-name="T3">2</text:span></text:p>
          </table:table-cell>
          <table:table-cell table:style-name="Tabla3.B3" office:value-type="string">
            <text:p text:style-name="P1"><text:span text:style-name="T3">cvend</text:span></text:p>
          </table:table-cell>
          <table:table-cell table:style-name="Tabla3.C3" office:value-type="string">
            <text:p text:style-name="P5"/>
          </table:table-cell>
          <table:table-cell table:style-name="Tabla3.D3" office:value-type="string">
            <text:p text:style-name="P5"/>
          </table:table-cell>
          <table:table-cell table:style-name="Tabla3.E3" office:value-type="string">
            <text:p text:style-name="P2"><text:span text:style-name="T3">Y</text:span></text:p>
          </table:table-cell>
          <table:table-cell table:style-name="Tabla3.F3" office:value-type="string">
            <text:p text:style-name="P1"><text:span text:style-name="T3">VARCHAR (10) </text:span></text:p>
          </table:table-cell>
          <table:table-cell table:style-name="Tabla3.G3" office:value-type="string">
            <text:p text:style-name="P4"/>
          </table:table-cell>
        </table:table-row>
        <table:table-row table:style-name="Tabla3.1">
          <table:table-cell table:style-name="Tabla3.A4" office:value-type="string">
            <text:p text:style-name="P3"><text:span text:style-name="T3">3</text:span></text:p>
          </table:table-cell>
          <table:table-cell table:style-name="Tabla3.B4" office:value-type="string">
            <text:p text:style-name="P1"><text:span text:style-name="T3">cpayto</text:span></text:p>
          </table:table-cell>
          <table:table-cell table:style-name="Tabla3.C4" office:value-type="string">
            <text:p text:style-name="P5"/>
          </table:table-cell>
          <table:table-cell table:style-name="Tabla3.D4" office:value-type="string">
            <text:p text:style-name="P5"/>
          </table:table-cell>
          <table:table-cell table:style-name="Tabla3.E4" office:value-type="string">
            <text:p text:style-name="P2"><text:span text:style-name="T3">Y</text:span></text:p>
          </table:table-cell>
          <table:table-cell table:style-name="Tabla3.F4" office:value-type="string">
            <text:p text:style-name="P1"><text:span text:style-name="T3">VARCHAR (40) </text:span></text:p>
          </table:table-cell>
          <table:table-cell table:style-name="Tabla3.G4" office:value-type="string">
            <text:p text:style-name="P4"/>
          </table:table-cell>
        </table:table-row>
        <table:table-row table:style-name="Tabla3.1">
          <table:table-cell table:style-name="Tabla3.A5" office:value-type="string">
            <text:p text:style-name="P3"><text:span text:style-name="T3">4</text:span></text:p>
          </table:table-cell>
          <table:table-cell table:style-name="Tabla3.B5" office:value-type="string">
            <text:p text:style-name="P1"><text:span text:style-name="T3">cchktype</text:span></text:p>
          </table:table-cell>
          <table:table-cell table:style-name="Tabla3.C5" office:value-type="string">
            <text:p text:style-name="P5"/>
          </table:table-cell>
          <table:table-cell table:style-name="Tabla3.D5" office:value-type="string">
            <text:p text:style-name="P5"/>
          </table:table-cell>
          <table:table-cell table:style-name="Tabla3.E5" office:value-type="string">
            <text:p text:style-name="P2"><text:span text:style-name="T3">Y</text:span></text:p>
          </table:table-cell>
          <table:table-cell table:style-name="Tabla3.F5" office:value-type="string">
            <text:p text:style-name="P1"><text:span text:style-name="T3">VARCHAR (1) </text:span></text:p>
          </table:table-cell>
          <table:table-cell table:style-name="Tabla3.G5" office:value-type="string">
            <text:p text:style-name="P4"/>
          </table:table-cell>
        </table:table-row>
        <table:table-row table:style-name="Tabla3.1">
          <table:table-cell table:style-name="Tabla3.A6" office:value-type="string">
            <text:p text:style-name="P3"><text:span text:style-name="T3">5</text:span></text:p>
          </table:table-cell>
          <table:table-cell table:style-name="Tabla3.B6" office:value-type="string">
            <text:p text:style-name="P1"><text:span text:style-name="T3">cbankno</text:span></text:p>
          </table:table-cell>
          <table:table-cell table:style-name="Tabla3.C6" office:value-type="string">
            <text:p text:style-name="P5"/>
          </table:table-cell>
          <table:table-cell table:style-name="Tabla3.D6" office:value-type="string">
            <text:p text:style-name="P5"/>
          </table:table-cell>
          <table:table-cell table:style-name="Tabla3.E6" office:value-type="string">
            <text:p text:style-name="P2"><text:span text:style-name="T3">Y</text:span></text:p>
          </table:table-cell>
          <table:table-cell table:style-name="Tabla3.F6" office:value-type="string">
            <text:p text:style-name="P1"><text:span text:style-name="T3">VARCHAR (10) </text:span></text:p>
          </table:table-cell>
          <table:table-cell table:style-name="Tabla3.G6" office:value-type="string">
            <text:p text:style-name="P4"/>
          </table:table-cell>
        </table:table-row>
        <table:table-row table:style-name="Tabla3.1">
          <table:table-cell table:style-name="Tabla3.A7" office:value-type="string">
            <text:p text:style-name="P3"><text:span text:style-name="T3">6</text:span></text:p>
          </table:table-cell>
          <table:table-cell table:style-name="Tabla3.B7" office:value-type="string">
            <text:p text:style-name="P1"><text:span text:style-name="T3">ctogl</text:span></text:p>
          </table:table-cell>
          <table:table-cell table:style-name="Tabla3.C7" office:value-type="string">
            <text:p text:style-name="P5"/>
          </table:table-cell>
          <table:table-cell table:style-name="Tabla3.D7" office:value-type="string">
            <text:p text:style-name="P5"/>
          </table:table-cell>
          <table:table-cell table:style-name="Tabla3.E7" office:value-type="string">
            <text:p text:style-name="P2"><text:span text:style-name="T3">Y</text:span></text:p>
          </table:table-cell>
          <table:table-cell table:style-name="Tabla3.F7" office:value-type="string">
            <text:p text:style-name="P1"><text:span text:style-name="T3">VARCHAR (10) </text:span></text:p>
          </table:table-cell>
          <table:table-cell table:style-name="Tabla3.G7" office:value-type="string">
            <text:p text:style-name="P4"/>
          </table:table-cell>
        </table:table-row>
        <table:table-row table:style-name="Tabla3.1">
          <table:table-cell table:style-name="Tabla3.A8" office:value-type="string">
            <text:p text:style-name="P3"><text:span text:style-name="T3">7</text:span></text:p>
          </table:table-cell>
          <table:table-cell table:style-name="Tabla3.B8" office:value-type="string">
            <text:p text:style-name="P1"><text:span text:style-name="T3">dcheck</text:span></text:p>
          </table:table-cell>
          <table:table-cell table:style-name="Tabla3.C8" office:value-type="string">
            <text:p text:style-name="P5"/>
          </table:table-cell>
          <table:table-cell table:style-name="Tabla3.D8" office:value-type="string">
            <text:p text:style-name="P5"/>
          </table:table-cell>
          <table:table-cell table:style-name="Tabla3.E8" office:value-type="string">
            <text:p text:style-name="P2"><text:span text:style-name="T3">Y</text:span></text:p>
          </table:table-cell>
          <table:table-cell table:style-name="Tabla3.F8" office:value-type="string">
            <text:p text:style-name="P1"><text:span text:style-name="T3">Datetime</text:span></text:p>
          </table:table-cell>
          <table:table-cell table:style-name="Tabla3.G8" office:value-type="string">
            <text:p text:style-name="P4"/>
          </table:table-cell>
        </table:table-row>
        <table:table-row table:style-name="Tabla3.1">
          <table:table-cell table:style-name="Tabla3.A9" office:value-type="string">
            <text:p text:style-name="P3"><text:span text:style-name="T3">8</text:span></text:p>
          </table:table-cell>
          <table:table-cell table:style-name="Tabla3.B9" office:value-type="string">
            <text:p text:style-name="P1"><text:span text:style-name="T3">dcreate</text:span></text:p>
          </table:table-cell>
          <table:table-cell table:style-name="Tabla3.C9" office:value-type="string">
            <text:p text:style-name="P5"/>
          </table:table-cell>
          <table:table-cell table:style-name="Tabla3.D9" office:value-type="string">
            <text:p text:style-name="P5"/>
          </table:table-cell>
          <table:table-cell table:style-name="Tabla3.E9" office:value-type="string">
            <text:p text:style-name="P2"><text:span text:style-name="T3">Y</text:span></text:p>
          </table:table-cell>
          <table:table-cell table:style-name="Tabla3.F9" office:value-type="string">
            <text:p text:style-name="P1"><text:span text:style-name="T3">Datetime</text:span></text:p>
          </table:table-cell>
          <table:table-cell table:style-name="Tabla3.G9" office:value-type="string">
            <text:p text:style-name="P4"/>
          </table:table-cell>
        </table:table-row>
        <table:table-row table:style-name="Tabla3.1">
          <table:table-cell table:style-name="Tabla3.A10" office:value-type="string">
            <text:p text:style-name="P3"><text:span text:style-name="T3">9</text:span></text:p>
          </table:table-cell>
          <table:table-cell table:style-name="Tabla3.B10" office:value-type="string">
            <text:p text:style-name="P1"><text:span text:style-name="T3">lcancel</text:span></text:p>
          </table:table-cell>
          <table:table-cell table:style-name="Tabla3.C10" office:value-type="string">
            <text:p text:style-name="P5"/>
          </table:table-cell>
          <table:table-cell table:style-name="Tabla3.D10" office:value-type="string">
            <text:p text:style-name="P5"/>
          </table:table-cell>
          <table:table-cell table:style-name="Tabla3.E10" office:value-type="string">
            <text:p text:style-name="P2"><text:span text:style-name="T3">Y</text:span></text:p>
          </table:table-cell>
          <table:table-cell table:style-name="Tabla3.F10" office:value-type="string">
            <text:p text:style-name="P1"><text:span text:style-name="T3">TINYINT</text:span></text:p>
          </table:table-cell>
          <table:table-cell table:style-name="Tabla3.G10" office:value-type="string">
            <text:p text:style-name="P4"/>
          </table:table-cell>
        </table:table-row>
        <table:table-row table:style-name="Tabla3.1">
          <table:table-cell table:style-name="Tabla3.A11" office:value-type="string">
            <text:p text:style-name="P3"><text:span text:style-name="T3">10</text:span></text:p>
          </table:table-cell>
          <table:table-cell table:style-name="Tabla3.B11" office:value-type="string">
            <text:p text:style-name="P1"><text:span text:style-name="T3">lhold</text:span></text:p>
          </table:table-cell>
          <table:table-cell table:style-name="Tabla3.C11" office:value-type="string">
            <text:p text:style-name="P5"/>
          </table:table-cell>
          <table:table-cell table:style-name="Tabla3.D11" office:value-type="string">
            <text:p text:style-name="P5"/>
          </table:table-cell>
          <table:table-cell table:style-name="Tabla3.E11" office:value-type="string">
            <text:p text:style-name="P2"><text:span text:style-name="T3">Y</text:span></text:p>
          </table:table-cell>
          <table:table-cell table:style-name="Tabla3.F11" office:value-type="string">
            <text:p text:style-name="P1"><text:span text:style-name="T3">TINYINT</text:span></text:p>
          </table:table-cell>
          <table:table-cell table:style-name="Tabla3.G11" office:value-type="string">
            <text:p text:style-name="P4"/>
          </table:table-cell>
        </table:table-row>
        <table:table-row table:style-name="Tabla3.1">
          <table:table-cell table:style-name="Tabla3.A12" office:value-type="string">
            <text:p text:style-name="P3"><text:span text:style-name="T3">11</text:span></text:p>
          </table:table-cell>
          <table:table-cell table:style-name="Tabla3.B12" office:value-type="string">
            <text:p text:style-name="P1"><text:span text:style-name="T3">nchkamt</text:span></text:p>
          </table:table-cell>
          <table:table-cell table:style-name="Tabla3.C12" office:value-type="string">
            <text:p text:style-name="P5"/>
          </table:table-cell>
          <table:table-cell table:style-name="Tabla3.D12" office:value-type="string">
            <text:p text:style-name="P5"/>
          </table:table-cell>
          <table:table-cell table:style-name="Tabla3.E12" office:value-type="string">
            <text:p text:style-name="P2"><text:span text:style-name="T3">Y</text:span></text:p>
          </table:table-cell>
          <table:table-cell table:style-name="Tabla3.F12" office:value-type="string">
            <text:p text:style-name="P1"><text:span text:style-name="T3">DECIMAL (16,2)</text:span></text:p>
          </table:table-cell>
          <table:table-cell table:style-name="Tabla3.G12" office:value-type="string">
            <text:p text:style-name="P4"/>
          </table:table-cell>
        </table:table-row>
        <table:table-row table:style-name="Tabla3.1">
          <table:table-cell table:style-name="Tabla3.A13" office:value-type="string">
            <text:p text:style-name="P3"><text:span text:style-name="T3">12</text:span></text:p>
          </table:table-cell>
          <table:table-cell table:style-name="Tabla3.B13" office:value-type="string">
            <text:p text:style-name="P1"><text:span text:style-name="T3">nxchgrate</text:span></text:p>
          </table:table-cell>
          <table:table-cell table:style-name="Tabla3.C13" office:value-type="string">
            <text:p text:style-name="P5"/>
          </table:table-cell>
          <table:table-cell table:style-name="Tabla3.D13" office:value-type="string">
            <text:p text:style-name="P5"/>
          </table:table-cell>
          <table:table-cell table:style-name="Tabla3.E13" office:value-type="string">
            <text:p text:style-name="P2"><text:span text:style-name="T3">Y</text:span></text:p>
          </table:table-cell>
          <table:table-cell table:style-name="Tabla3.F13" office:value-type="string">
            <text:p text:style-name="P1"><text:span text:style-name="T3">DECIMAL (16,2)</text:span></text:p>
          </table:table-cell>
          <table:table-cell table:style-name="Tabla3.G13" office:value-type="string">
            <text:p text:style-name="P4"/>
          </table:table-cell>
        </table:table-row>
        <table:table-row table:style-name="Tabla3.1">
          <table:table-cell table:style-name="Tabla3.A14" office:value-type="string">
            <text:p text:style-name="P3"><text:span text:style-name="T3">13</text:span></text:p>
          </table:table-cell>
          <table:table-cell table:style-name="Tabla3.B14" office:value-type="string">
            <text:p text:style-name="P1"><text:span text:style-name="T3">nbchkamt</text:span></text:p>
          </table:table-cell>
          <table:table-cell table:style-name="Tabla3.C14" office:value-type="string">
            <text:p text:style-name="P5"/>
          </table:table-cell>
          <table:table-cell table:style-name="Tabla3.D14" office:value-type="string">
            <text:p text:style-name="P5"/>
          </table:table-cell>
          <table:table-cell table:style-name="Tabla3.E14" office:value-type="string">
            <text:p text:style-name="P2"><text:span text:style-name="T3">Y</text:span></text:p>
          </table:table-cell>
          <table:table-cell table:style-name="Tabla3.F14" office:value-type="string">
            <text:p text:style-name="P1"><text:span text:style-name="T3">DECIMAL (16,2)</text:span></text:p>
          </table:table-cell>
          <table:table-cell table:style-name="Tabla3.G14" office:value-type="string">
            <text:p text:style-name="P4"/>
          </table:table-cell>
        </table:table-row>
      </table:table>
      <text:p text:style-name="Standard"/>
      <text:p text:style-name="P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"><text:span text:style-name="T2">Nombre de Tabla</text:span></text:p>
          </table:table-cell>
          <table:table-cell table:style-name="Tabla4.B1" office:value-type="string">
            <text:h text:style-name="P9" text:outline-level="1"><text:span text:style-name="T7">tbl_bgbudp</text:span></text:h>
          </table:table-cell>
        </table:table-row>
      </table:table>
      <text:p text:style-name="Standard"><text:span text:style-name="T5"><text:s/></text:span></text:p>
      <text:p text:style-name="Standard"><text:span text:style-name="T4">Columnas</text:span></text:p>
      <table:table table:name="Tabla5" table:style-name="Tabla5">
        <table:table-column table:style-name="Tabla5.A"/>
        <table:table-column table:style-name="Tabla5.B"/>
        <table:table-column table:style-name="Tabla5.C" table:number-columns-repeated="3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2"><text:span text:style-name="T2">No</text:span></text:p>
          </table:table-cell>
          <table:table-cell table:style-name="Tabla5.B1" office:value-type="string">
            <text:p text:style-name="P2"><text:span text:style-name="T2">Nombre de Columna</text:span></text:p>
          </table:table-cell>
          <table:table-cell table:style-name="Tabla5.B1" office:value-type="string">
            <text:p text:style-name="P2"><text:span text:style-name="T2">PK</text:span></text:p>
          </table:table-cell>
          <table:table-cell table:style-name="Tabla5.B1" office:value-type="string">
            <text:p text:style-name="P2"><text:span text:style-name="T2">FK</text:span></text:p>
          </table:table-cell>
          <table:table-cell table:style-name="Tabla5.B1" office:value-type="string">
            <text:p text:style-name="P2"><text:span text:style-name="T2">M</text:span></text:p>
          </table:table-cell>
          <table:table-cell table:style-name="Tabla5.B1" office:value-type="string">
            <text:p text:style-name="P2"><text:span text:style-name="T2">Tipo de Datos</text:span></text:p>
          </table:table-cell>
          <table:table-cell table:style-name="Tabla5.B1" office:value-type="string">
            <text:p text:style-name="P2"><text:span text:style-name="T2">Descripcion</text:span></text:p>
          </table:table-cell>
        </table:table-row>
        <table:table-row table:style-name="Tabla5.1">
          <table:table-cell table:style-name="Tabla5.A2" office:value-type="string">
            <text:p text:style-name="P3"><text:span text:style-name="T3">1</text:span></text:p>
          </table:table-cell>
          <table:table-cell table:style-name="Tabla5.B2" office:value-type="string">
            <text:p text:style-name="P1"><text:span text:style-name="T3">cuid</text:span></text:p>
          </table:table-cell>
          <table:table-cell table:style-name="Tabla5.C2" office:value-type="string">
            <text:p text:style-name="P5"/>
          </table:table-cell>
          <table:table-cell table:style-name="Tabla5.D2" office:value-type="string">
            <text:p text:style-name="P5"/>
          </table:table-cell>
          <table:table-cell table:style-name="Tabla5.E2" office:value-type="string">
            <text:p text:style-name="P2"><text:span text:style-name="T3">Y</text:span></text:p>
          </table:table-cell>
          <table:table-cell table:style-name="Tabla5.F2" office:value-type="string">
            <text:p text:style-name="P1"><text:span text:style-name="T3">CHAR (15) </text:span></text:p>
          </table:table-cell>
          <table:table-cell table:style-name="Tabla5.G2" office:value-type="string">
            <text:p text:style-name="P4"/>
          </table:table-cell>
        </table:table-row>
        <table:table-row table:style-name="Tabla5.1">
          <table:table-cell table:style-name="Tabla5.A3" office:value-type="string">
            <text:p text:style-name="P3"><text:span text:style-name="T3">2</text:span></text:p>
          </table:table-cell>
          <table:table-cell table:style-name="Tabla5.B3" office:value-type="string">
            <text:p text:style-name="P1"><text:span text:style-name="T3">cbudid</text:span></text:p>
          </table:table-cell>
          <table:table-cell table:style-name="Tabla5.C3" office:value-type="string">
            <text:p text:style-name="P5"/>
          </table:table-cell>
          <table:table-cell table:style-name="Tabla5.D3" office:value-type="string">
            <text:p text:style-name="P5"/>
          </table:table-cell>
          <table:table-cell table:style-name="Tabla5.E3" office:value-type="string">
            <text:p text:style-name="P2"><text:span text:style-name="T3">Y</text:span></text:p>
          </table:table-cell>
          <table:table-cell table:style-name="Tabla5.F3" office:value-type="string">
            <text:p text:style-name="P1"><text:span text:style-name="T3">CHAR (10) </text:span></text:p>
          </table:table-cell>
          <table:table-cell table:style-name="Tabla5.G3" office:value-type="string">
            <text:p text:style-name="P4"/>
          </table:table-cell>
        </table:table-row>
        <table:table-row table:style-name="Tabla5.1">
          <table:table-cell table:style-name="Tabla5.A4" office:value-type="string">
            <text:p text:style-name="P3"><text:span text:style-name="T3">3</text:span></text:p>
          </table:table-cell>
          <table:table-cell table:style-name="Tabla5.B4" office:value-type="string">
            <text:p text:style-name="P1"><text:span text:style-name="T3">cbudno</text:span></text:p>
          </table:table-cell>
          <table:table-cell table:style-name="Tabla5.C4" office:value-type="string">
            <text:p text:style-name="P5"/>
          </table:table-cell>
          <table:table-cell table:style-name="Tabla5.D4" office:value-type="string">
            <text:p text:style-name="P5"/>
          </table:table-cell>
          <table:table-cell table:style-name="Tabla5.E4" office:value-type="string">
            <text:p text:style-name="P2"><text:span text:style-name="T3">Y</text:span></text:p>
          </table:table-cell>
          <table:table-cell table:style-name="Tabla5.F4" office:value-type="string">
            <text:p text:style-name="P1"><text:span text:style-name="T3">CHAR (30) </text:span></text:p>
          </table:table-cell>
          <table:table-cell table:style-name="Tabla5.G4" office:value-type="string">
            <text:p text:style-name="P4"/>
          </table:table-cell>
        </table:table-row>
        <table:table-row table:style-name="Tabla5.1">
          <table:table-cell table:style-name="Tabla5.A5" office:value-type="string">
            <text:p text:style-name="P3"><text:span text:style-name="T3">4</text:span></text:p>
          </table:table-cell>
          <table:table-cell table:style-name="Tabla5.B5" office:value-type="string">
            <text:p text:style-name="P1"><text:span text:style-name="T3">cyear</text:span></text:p>
          </table:table-cell>
          <table:table-cell table:style-name="Tabla5.C5" office:value-type="string">
            <text:p text:style-name="P5"/>
          </table:table-cell>
          <table:table-cell table:style-name="Tabla5.D5" office:value-type="string">
            <text:p text:style-name="P5"/>
          </table:table-cell>
          <table:table-cell table:style-name="Tabla5.E5" office:value-type="string">
            <text:p text:style-name="P2"><text:span text:style-name="T3">Y</text:span></text:p>
          </table:table-cell>
          <table:table-cell table:style-name="Tabla5.F5" office:value-type="string">
            <text:p text:style-name="P1"><text:span text:style-name="T3">CHAR (4) </text:span></text:p>
          </table:table-cell>
          <table:table-cell table:style-name="Tabla5.G5" office:value-type="string">
            <text:p text:style-name="P4"/>
          </table:table-cell>
        </table:table-row>
        <table:table-row table:style-name="Tabla5.1">
          <table:table-cell table:style-name="Tabla5.A6" office:value-type="string">
            <text:p text:style-name="P3"><text:span text:style-name="T3">5</text:span></text:p>
          </table:table-cell>
          <table:table-cell table:style-name="Tabla5.B6" office:value-type="string">
            <text:p text:style-name="P1"><text:span text:style-name="T3">cpdno</text:span></text:p>
          </table:table-cell>
          <table:table-cell table:style-name="Tabla5.C6" office:value-type="string">
            <text:p text:style-name="P5"/>
          </table:table-cell>
          <table:table-cell table:style-name="Tabla5.D6" office:value-type="string">
            <text:p text:style-name="P5"/>
          </table:table-cell>
          <table:table-cell table:style-name="Tabla5.E6" office:value-type="string">
            <text:p text:style-name="P2"><text:span text:style-name="T3">Y</text:span></text:p>
          </table:table-cell>
          <table:table-cell table:style-name="Tabla5.F6" office:value-type="string">
            <text:p text:style-name="P1"><text:span text:style-name="T3">CHAR (2) </text:span></text:p>
          </table:table-cell>
          <table:table-cell table:style-name="Tabla5.G6" office:value-type="string">
            <text:p text:style-name="P4"/>
          </table:table-cell>
        </table:table-row>
        <table:table-row table:style-name="Tabla5.1">
          <table:table-cell table:style-name="Tabla5.A7" office:value-type="string">
            <text:p text:style-name="P3"><text:span text:style-name="T3">6</text:span></text:p>
          </table:table-cell>
          <table:table-cell table:style-name="Tabla5.B7" office:value-type="string">
            <text:p text:style-name="P1"><text:span text:style-name="T3">namt</text:span></text:p>
          </table:table-cell>
          <table:table-cell table:style-name="Tabla5.C7" office:value-type="string">
            <text:p text:style-name="P5"/>
          </table:table-cell>
          <table:table-cell table:style-name="Tabla5.D7" office:value-type="string">
            <text:p text:style-name="P5"/>
          </table:table-cell>
          <table:table-cell table:style-name="Tabla5.E7" office:value-type="string">
            <text:p text:style-name="P2"><text:span text:style-name="T3">Y</text:span></text:p>
          </table:table-cell>
          <table:table-cell table:style-name="Tabla5.F7" office:value-type="string">
            <text:p text:style-name="P1"><text:span text:style-name="T3">NUMERIC (16,2)</text:span></text:p>
          </table:table-cell>
          <table:table-cell table:style-name="Tabla5.G7" office:value-type="string">
            <text:p text:style-name="P4"/>
          </table:table-cell>
        </table:table-row>
        <table:table-row table:style-name="Tabla5.1">
          <table:table-cell table:style-name="Tabla5.A8" office:value-type="string">
            <text:p text:style-name="P3"><text:span text:style-name="T3">7</text:span></text:p>
          </table:table-cell>
          <table:table-cell table:style-name="Tabla5.B8" office:value-type="string">
            <text:p text:style-name="P1"><text:span text:style-name="T3">namtused</text:span></text:p>
          </table:table-cell>
          <table:table-cell table:style-name="Tabla5.C8" office:value-type="string">
            <text:p text:style-name="P5"/>
          </table:table-cell>
          <table:table-cell table:style-name="Tabla5.D8" office:value-type="string">
            <text:p text:style-name="P5"/>
          </table:table-cell>
          <table:table-cell table:style-name="Tabla5.E8" office:value-type="string">
            <text:p text:style-name="P2"><text:span text:style-name="T3">Y</text:span></text:p>
          </table:table-cell>
          <table:table-cell table:style-name="Tabla5.F8" office:value-type="string">
            <text:p text:style-name="P1"><text:span text:style-name="T3">NUMERIC (16,2)</text:span></text:p>
          </table:table-cell>
          <table:table-cell table:style-name="Tabla5.G8" office:value-type="string">
            <text:p text:style-name="P4"/>
          </table:table-cell>
        </table:table-row>
        <table:table-row table:style-name="Tabla5.1">
          <table:table-cell table:style-name="Tabla5.A9" office:value-type="string">
            <text:p text:style-name="P3"><text:span text:style-name="T3">8</text:span></text:p>
          </table:table-cell>
          <table:table-cell table:style-name="Tabla5.B9" office:value-type="string">
            <text:p text:style-name="P1"><text:span text:style-name="T3">nqty</text:span></text:p>
          </table:table-cell>
          <table:table-cell table:style-name="Tabla5.C9" office:value-type="string">
            <text:p text:style-name="P5"/>
          </table:table-cell>
          <table:table-cell table:style-name="Tabla5.D9" office:value-type="string">
            <text:p text:style-name="P5"/>
          </table:table-cell>
          <table:table-cell table:style-name="Tabla5.E9" office:value-type="string">
            <text:p text:style-name="P2"><text:span text:style-name="T3">Y</text:span></text:p>
          </table:table-cell>
          <table:table-cell table:style-name="Tabla5.F9" office:value-type="string">
            <text:p text:style-name="P1"><text:span text:style-name="T3">NUMERIC (16,2)</text:span></text:p>
          </table:table-cell>
          <table:table-cell table:style-name="Tabla5.G9" office:value-type="string">
            <text:p text:style-name="P4"/>
          </table:table-cell>
        </table:table-row>
        <table:table-row table:style-name="Tabla5.1">
          <table:table-cell table:style-name="Tabla5.A10" office:value-type="string">
            <text:p text:style-name="P3"><text:span text:style-name="T3">9</text:span></text:p>
          </table:table-cell>
          <table:table-cell table:style-name="Tabla5.B10" office:value-type="string">
            <text:p text:style-name="P1"><text:span text:style-name="T3">nqtyused</text:span></text:p>
          </table:table-cell>
          <table:table-cell table:style-name="Tabla5.C10" office:value-type="string">
            <text:p text:style-name="P5"/>
          </table:table-cell>
          <table:table-cell table:style-name="Tabla5.D10" office:value-type="string">
            <text:p text:style-name="P5"/>
          </table:table-cell>
          <table:table-cell table:style-name="Tabla5.E10" office:value-type="string">
            <text:p text:style-name="P2"><text:span text:style-name="T3">Y</text:span></text:p>
          </table:table-cell>
          <table:table-cell table:style-name="Tabla5.F10" office:value-type="string">
            <text:p text:style-name="P1"><text:span text:style-name="T3">NUMERIC (16,2)</text:span></text:p>
          </table:table-cell>
          <table:table-cell table:style-name="Tabla5.G10" office:value-type="string">
            <text:p text:style-name="P4"/>
          </table:table-cell>
        </table:table-row>
        <table:table-row table:style-name="Tabla5.1">
          <table:table-cell table:style-name="Tabla5.A11" office:value-type="string">
            <text:p text:style-name="P3"><text:span text:style-name="T3">10</text:span></text:p>
          </table:table-cell>
          <table:table-cell table:style-name="Tabla5.B11" office:value-type="string">
            <text:p text:style-name="P1"><text:span text:style-name="T3">tmodrec</text:span></text:p>
          </table:table-cell>
          <table:table-cell table:style-name="Tabla5.C11" office:value-type="string">
            <text:p text:style-name="P5"/>
          </table:table-cell>
          <table:table-cell table:style-name="Tabla5.D11" office:value-type="string">
            <text:p text:style-name="P5"/>
          </table:table-cell>
          <table:table-cell table:style-name="Tabla5.E11" office:value-type="string">
            <text:p text:style-name="P2"><text:span text:style-name="T3">Y</text:span></text:p>
          </table:table-cell>
          <table:table-cell table:style-name="Tabla5.F11" office:value-type="string">
            <text:p text:style-name="P1"><text:span text:style-name="T3">Datetime</text:span></text:p>
          </table:table-cell>
          <table:table-cell table:style-name="Tabla5.G11" office:value-type="string">
            <text:p text:style-name="P4"/>
          </table:table-cell>
        </table:table-row>
        <table:table-row table:style-name="Tabla5.1">
          <table:table-cell table:style-name="Tabla5.A12" office:value-type="string">
            <text:p text:style-name="P3"><text:span text:style-name="T3">11</text:span></text:p>
          </table:table-cell>
          <table:table-cell table:style-name="Tabla5.B12" office:value-type="string">
            <text:p text:style-name="P1"><text:span text:style-name="T3">namtaccr</text:span></text:p>
          </table:table-cell>
          <table:table-cell table:style-name="Tabla5.C12" office:value-type="string">
            <text:p text:style-name="P5"/>
          </table:table-cell>
          <table:table-cell table:style-name="Tabla5.D12" office:value-type="string">
            <text:p text:style-name="P5"/>
          </table:table-cell>
          <table:table-cell table:style-name="Tabla5.E12" office:value-type="string">
            <text:p text:style-name="P2"><text:span text:style-name="T3">Y</text:span></text:p>
          </table:table-cell>
          <table:table-cell table:style-name="Tabla5.F12" office:value-type="string">
            <text:p text:style-name="P1"><text:span text:style-name="T3">NUMERIC (16,2)</text:span></text:p>
          </table:table-cell>
          <table:table-cell table:style-name="Tabla5.G12" office:value-type="string">
            <text:p text:style-name="P4"/>
          </table:table-cell>
        </table:table-row>
        <table:table-row table:style-name="Tabla5.1">
          <table:table-cell table:style-name="Tabla5.A13" office:value-type="string">
            <text:p text:style-name="P3"><text:span text:style-name="T3">12</text:span></text:p>
          </table:table-cell>
          <table:table-cell table:style-name="Tabla5.B13" office:value-type="string">
            <text:p text:style-name="P1"><text:span text:style-name="T3">nqtyaccr</text:span></text:p>
          </table:table-cell>
          <table:table-cell table:style-name="Tabla5.C13" office:value-type="string">
            <text:p text:style-name="P5"/>
          </table:table-cell>
          <table:table-cell table:style-name="Tabla5.D13" office:value-type="string">
            <text:p text:style-name="P5"/>
          </table:table-cell>
          <table:table-cell table:style-name="Tabla5.E13" office:value-type="string">
            <text:p text:style-name="P2"><text:span text:style-name="T3">Y</text:span></text:p>
          </table:table-cell>
          <table:table-cell table:style-name="Tabla5.F13" office:value-type="string">
            <text:p text:style-name="P1"><text:span text:style-name="T3">NUMERIC (16,2)</text:span></text:p>
          </table:table-cell>
          <table:table-cell table:style-name="Tabla5.G13" office:value-type="string">
            <text:p text:style-name="P4"/>
          </table:table-cell>
        </table:table-row>
        <table:table-row table:style-name="Tabla5.1">
          <table:table-cell table:style-name="Tabla5.A14" office:value-type="string">
            <text:p text:style-name="P3"><text:span text:style-name="T3">13</text:span></text:p>
          </table:table-cell>
          <table:table-cell table:style-name="Tabla5.B14" office:value-type="string">
            <text:p text:style-name="P1"><text:span text:style-name="T3">namtmod</text:span></text:p>
          </table:table-cell>
          <table:table-cell table:style-name="Tabla5.C14" office:value-type="string">
            <text:p text:style-name="P5"/>
          </table:table-cell>
          <table:table-cell table:style-name="Tabla5.D14" office:value-type="string">
            <text:p text:style-name="P5"/>
          </table:table-cell>
          <table:table-cell table:style-name="Tabla5.E14" office:value-type="string">
            <text:p text:style-name="P2"><text:span text:style-name="T3">Y</text:span></text:p>
          </table:table-cell>
          <table:table-cell table:style-name="Tabla5.F14" office:value-type="string">
            <text:p text:style-name="P1"><text:span text:style-name="T3">NUMERIC (16,2)</text:span></text:p>
          </table:table-cell>
          <table:table-cell table:style-name="Tabla5.G14" office:value-type="string">
            <text:p text:style-name="P4"/>
          </table:table-cell>
        </table:table-row>
        <table:table-row table:style-name="Tabla5.1">
          <table:table-cell table:style-name="Tabla5.A15" office:value-type="string">
            <text:p text:style-name="P3"><text:span text:style-name="T3">14</text:span></text:p>
          </table:table-cell>
          <table:table-cell table:style-name="Tabla5.B15" office:value-type="string">
            <text:p text:style-name="P1"><text:span text:style-name="T3">nqtymod</text:span></text:p>
          </table:table-cell>
          <table:table-cell table:style-name="Tabla5.C15" office:value-type="string">
            <text:p text:style-name="P5"/>
          </table:table-cell>
          <table:table-cell table:style-name="Tabla5.D15" office:value-type="string">
            <text:p text:style-name="P5"/>
          </table:table-cell>
          <table:table-cell table:style-name="Tabla5.E15" office:value-type="string">
            <text:p text:style-name="P2"><text:span text:style-name="T3">Y</text:span></text:p>
          </table:table-cell>
          <table:table-cell table:style-name="Tabla5.F15" office:value-type="string">
            <text:p text:style-name="P1"><text:span text:style-name="T3">NUMERIC (16,2)</text:span></text:p>
          </table:table-cell>
          <table:table-cell table:style-name="Tabla5.G15" office:value-type="string">
            <text:p text:style-name="P4"/>
          </table:table-cell>
        </table:table-row>
      </table:table>
      <text:p text:style-name="Standard"/>
      <text:p text:style-name="P6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<text:span text:style-name="T2">Nombre de Tabla</text:span></text:p>
          </table:table-cell>
          <table:table-cell table:style-name="Tabla6.B1" office:value-type="string">
            <text:h text:style-name="P9" text:outline-level="1"><text:span text:style-name="T7">tbl_bgbudt</text:span></text:h>
          </table:table-cell>
        </table:table-row>
      </table:table>
      <text:p text:style-name="Standard"><text:span text:style-name="T5"><text:s/></text:span></text:p>
      <text:p text:style-name="Standard"><text:span text:style-name="T4">Columnas</text:span></text:p>
      <table:table table:name="Tabla7" table:style-name="Tabla7">
        <table:table-column table:style-name="Tabla7.A"/>
        <table:table-column table:style-name="Tabla7.B"/>
        <table:table-column table:style-name="Tabla7.C" table:number-columns-repeated="3"/>
        <table:table-column table:style-name="Tabla7.F"/>
        <table:table-column table:style-name="Tabla7.G"/>
        <table:table-row table:style-name="Tabla7.1">
          <table:table-cell table:style-name="Tabla7.A1" office:value-type="string">
            <text:p text:style-name="P2"><text:span text:style-name="T2">No</text:span></text:p>
          </table:table-cell>
          <table:table-cell table:style-name="Tabla7.B1" office:value-type="string">
            <text:p text:style-name="P2"><text:span text:style-name="T2">Nombre de Columna</text:span></text:p>
          </table:table-cell>
          <table:table-cell table:style-name="Tabla7.B1" office:value-type="string">
            <text:p text:style-name="P2"><text:span text:style-name="T2">PK</text:span></text:p>
          </table:table-cell>
          <table:table-cell table:style-name="Tabla7.B1" office:value-type="string">
            <text:p text:style-name="P2"><text:span text:style-name="T2">FK</text:span></text:p>
          </table:table-cell>
          <table:table-cell table:style-name="Tabla7.B1" office:value-type="string">
            <text:p text:style-name="P2"><text:span text:style-name="T2">M</text:span></text:p>
          </table:table-cell>
          <table:table-cell table:style-name="Tabla7.B1" office:value-type="string">
            <text:p text:style-name="P2"><text:span text:style-name="T2">Tipo de Datos</text:span></text:p>
          </table:table-cell>
          <table:table-cell table:style-name="Tabla7.B1" office:value-type="string">
            <text:p text:style-name="P2"><text:span text:style-name="T2">Descripcion</text:span></text:p>
          </table:table-cell>
        </table:table-row>
        <table:table-row table:style-name="Tabla7.1">
          <table:table-cell table:style-name="Tabla7.A2" office:value-type="string">
            <text:p text:style-name="P3"><text:span text:style-name="T3">1</text:span></text:p>
          </table:table-cell>
          <table:table-cell table:style-name="Tabla7.B2" office:value-type="string">
            <text:p text:style-name="P1"><text:span text:style-name="T3">cuid</text:span></text:p>
          </table:table-cell>
          <table:table-cell table:style-name="Tabla7.C2" office:value-type="string">
            <text:p text:style-name="P5"/>
          </table:table-cell>
          <table:table-cell table:style-name="Tabla7.D2" office:value-type="string">
            <text:p text:style-name="P5"/>
          </table:table-cell>
          <table:table-cell table:style-name="Tabla7.E2" office:value-type="string">
            <text:p text:style-name="P2"><text:span text:style-name="T3">Y</text:span></text:p>
          </table:table-cell>
          <table:table-cell table:style-name="Tabla7.F2" office:value-type="string">
            <text:p text:style-name="P1"><text:span text:style-name="T3">CHAR (15) </text:span></text:p>
          </table:table-cell>
          <table:table-cell table:style-name="Tabla7.G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3"><text:span text:style-name="T3">2</text:span></text:p>
          </table:table-cell>
          <table:table-cell table:style-name="Tabla7.B3" office:value-type="string">
            <text:p text:style-name="P1"><text:span text:style-name="T3">cbudid</text:span></text:p>
          </table:table-cell>
          <table:table-cell table:style-name="Tabla7.C3" office:value-type="string">
            <text:p text:style-name="P5"/>
          </table:table-cell>
          <table:table-cell table:style-name="Tabla7.D3" office:value-type="string">
            <text:p text:style-name="P5"/>
          </table:table-cell>
          <table:table-cell table:style-name="Tabla7.E3" office:value-type="string">
            <text:p text:style-name="P2"><text:span text:style-name="T3">Y</text:span></text:p>
          </table:table-cell>
          <table:table-cell table:style-name="Tabla7.F3" office:value-type="string">
            <text:p text:style-name="P1"><text:span text:style-name="T3">CHAR (10) </text:span></text:p>
          </table:table-cell>
          <table:table-cell table:style-name="Tabla7.G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3"><text:span text:style-name="T3">3</text:span></text:p>
          </table:table-cell>
          <table:table-cell table:style-name="Tabla7.B4" office:value-type="string">
            <text:p text:style-name="P1"><text:span text:style-name="T3">cbudno</text:span></text:p>
          </table:table-cell>
          <table:table-cell table:style-name="Tabla7.C4" office:value-type="string">
            <text:p text:style-name="P5"/>
          </table:table-cell>
          <table:table-cell table:style-name="Tabla7.D4" office:value-type="string">
            <text:p text:style-name="P5"/>
          </table:table-cell>
          <table:table-cell table:style-name="Tabla7.E4" office:value-type="string">
            <text:p text:style-name="P2"><text:span text:style-name="T3">Y</text:span></text:p>
          </table:table-cell>
          <table:table-cell table:style-name="Tabla7.F4" office:value-type="string">
            <text:p text:style-name="P1"><text:span text:style-name="T3">CHAR (30) </text:span></text:p>
          </table:table-cell>
          <table:table-cell table:style-name="Tabla7.G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3"><text:span text:style-name="T3">4</text:span></text:p>
          </table:table-cell>
          <table:table-cell table:style-name="Tabla7.B5" office:value-type="string">
            <text:p text:style-name="P1"><text:span text:style-name="T3">cdesc</text:span></text:p>
          </table:table-cell>
          <table:table-cell table:style-name="Tabla7.C5" office:value-type="string">
            <text:p text:style-name="P5"/>
          </table:table-cell>
          <table:table-cell table:style-name="Tabla7.D5" office:value-type="string">
            <text:p text:style-name="P5"/>
          </table:table-cell>
          <table:table-cell table:style-name="Tabla7.E5" office:value-type="string">
            <text:p text:style-name="P2"><text:span text:style-name="T3">Y</text:span></text:p>
          </table:table-cell>
          <table:table-cell table:style-name="Tabla7.F5" office:value-type="string">
            <text:p text:style-name="P1"><text:span text:style-name="T3">CHAR (54) </text:span></text:p>
          </table:table-cell>
          <table:table-cell table:style-name="Tabla7.G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3"><text:span text:style-name="T3">5</text:span></text:p>
          </table:table-cell>
          <table:table-cell table:style-name="Tabla7.B6" office:value-type="string">
            <text:p text:style-name="P1"><text:span text:style-name="T3">cstmacct</text:span></text:p>
          </table:table-cell>
          <table:table-cell table:style-name="Tabla7.C6" office:value-type="string">
            <text:p text:style-name="P5"/>
          </table:table-cell>
          <table:table-cell table:style-name="Tabla7.D6" office:value-type="string">
            <text:p text:style-name="P5"/>
          </table:table-cell>
          <table:table-cell table:style-name="Tabla7.E6" office:value-type="string">
            <text:p text:style-name="P2"><text:span text:style-name="T3">Y</text:span></text:p>
          </table:table-cell>
          <table:table-cell table:style-name="Tabla7.F6" office:value-type="string">
            <text:p text:style-name="P1"><text:span text:style-name="T3">CHAR (30) </text:span></text:p>
          </table:table-cell>
          <table:table-cell table:style-name="Tabla7.G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3"><text:span text:style-name="T3">6</text:span></text:p>
          </table:table-cell>
          <table:table-cell table:style-name="Tabla7.B7" office:value-type="string">
            <text:p text:style-name="P1"><text:span text:style-name="T3">crsvacct</text:span></text:p>
          </table:table-cell>
          <table:table-cell table:style-name="Tabla7.C7" office:value-type="string">
            <text:p text:style-name="P5"/>
          </table:table-cell>
          <table:table-cell table:style-name="Tabla7.D7" office:value-type="string">
            <text:p text:style-name="P5"/>
          </table:table-cell>
          <table:table-cell table:style-name="Tabla7.E7" office:value-type="string">
            <text:p text:style-name="P2"><text:span text:style-name="T3">Y</text:span></text:p>
          </table:table-cell>
          <table:table-cell table:style-name="Tabla7.F7" office:value-type="string">
            <text:p text:style-name="P1"><text:span text:style-name="T3">CHAR (30) </text:span></text:p>
          </table:table-cell>
          <table:table-cell table:style-name="Tabla7.G7" office:value-type="string">
            <text:p text:style-name="P4"/>
          </table:table-cell>
        </table:table-row>
        <table:table-row table:style-name="Tabla7.1">
          <table:table-cell table:style-name="Tabla7.A8" office:value-type="string">
            <text:p text:style-name="P3"><text:span text:style-name="T3">7</text:span></text:p>
          </table:table-cell>
          <table:table-cell table:style-name="Tabla7.B8" office:value-type="string">
            <text:p text:style-name="P1"><text:span text:style-name="T3">cclsid</text:span></text:p>
          </table:table-cell>
          <table:table-cell table:style-name="Tabla7.C8" office:value-type="string">
            <text:p text:style-name="P5"/>
          </table:table-cell>
          <table:table-cell table:style-name="Tabla7.D8" office:value-type="string">
            <text:p text:style-name="P5"/>
          </table:table-cell>
          <table:table-cell table:style-name="Tabla7.E8" office:value-type="string">
            <text:p text:style-name="P2"><text:span text:style-name="T3">Y</text:span></text:p>
          </table:table-cell>
          <table:table-cell table:style-name="Tabla7.F8" office:value-type="string">
            <text:p text:style-name="P1"><text:span text:style-name="T3">CHAR (10) </text:span></text:p>
          </table:table-cell>
          <table:table-cell table:style-name="Tabla7.G8" office:value-type="string">
            <text:p text:style-name="P4"/>
          </table:table-cell>
        </table:table-row>
        <table:table-row table:style-name="Tabla7.1">
          <table:table-cell table:style-name="Tabla7.A9" office:value-type="string">
            <text:p text:style-name="P3"><text:span text:style-name="T3">8</text:span></text:p>
          </table:table-cell>
          <table:table-cell table:style-name="Tabla7.B9" office:value-type="string">
            <text:p text:style-name="P1"><text:span text:style-name="T3">ctypid</text:span></text:p>
          </table:table-cell>
          <table:table-cell table:style-name="Tabla7.C9" office:value-type="string">
            <text:p text:style-name="P5"/>
          </table:table-cell>
          <table:table-cell table:style-name="Tabla7.D9" office:value-type="string">
            <text:p text:style-name="P5"/>
          </table:table-cell>
          <table:table-cell table:style-name="Tabla7.E9" office:value-type="string">
            <text:p text:style-name="P2"><text:span text:style-name="T3">Y</text:span></text:p>
          </table:table-cell>
          <table:table-cell table:style-name="Tabla7.F9" office:value-type="string">
            <text:p text:style-name="P1"><text:span text:style-name="T3">CHAR (10) </text:span></text:p>
          </table:table-cell>
          <table:table-cell table:style-name="Tabla7.G9" office:value-type="string">
            <text:p text:style-name="P4"/>
          </table:table-cell>
        </table:table-row>
        <table:table-row table:style-name="Tabla7.1">
          <table:table-cell table:style-name="Tabla7.A10" office:value-type="string">
            <text:p text:style-name="P3"><text:span text:style-name="T3">9</text:span></text:p>
          </table:table-cell>
          <table:table-cell table:style-name="Tabla7.B10" office:value-type="string">
            <text:p text:style-name="P1"><text:span text:style-name="T3">cdeptno</text:span></text:p>
          </table:table-cell>
          <table:table-cell table:style-name="Tabla7.C10" office:value-type="string">
            <text:p text:style-name="P5"/>
          </table:table-cell>
          <table:table-cell table:style-name="Tabla7.D10" office:value-type="string">
            <text:p text:style-name="P5"/>
          </table:table-cell>
          <table:table-cell table:style-name="Tabla7.E10" office:value-type="string">
            <text:p text:style-name="P2"><text:span text:style-name="T3">Y</text:span></text:p>
          </table:table-cell>
          <table:table-cell table:style-name="Tabla7.F10" office:value-type="string">
            <text:p text:style-name="P1"><text:span text:style-name="T3">CHAR (10) </text:span></text:p>
          </table:table-cell>
          <table:table-cell table:style-name="Tabla7.G10" office:value-type="string">
            <text:p text:style-name="P4"/>
          </table:table-cell>
        </table:table-row>
        <table:table-row table:style-name="Tabla7.1">
          <table:table-cell table:style-name="Tabla7.A11" office:value-type="string">
            <text:p text:style-name="P3"><text:span text:style-name="T3">10</text:span></text:p>
          </table:table-cell>
          <table:table-cell table:style-name="Tabla7.B11" office:value-type="string">
            <text:p text:style-name="P1"><text:span text:style-name="T3">namt</text:span></text:p>
          </table:table-cell>
          <table:table-cell table:style-name="Tabla7.C11" office:value-type="string">
            <text:p text:style-name="P5"/>
          </table:table-cell>
          <table:table-cell table:style-name="Tabla7.D11" office:value-type="string">
            <text:p text:style-name="P5"/>
          </table:table-cell>
          <table:table-cell table:style-name="Tabla7.E11" office:value-type="string">
            <text:p text:style-name="P2"><text:span text:style-name="T3">Y</text:span></text:p>
          </table:table-cell>
          <table:table-cell table:style-name="Tabla7.F11" office:value-type="string">
            <text:p text:style-name="P1"><text:span text:style-name="T3">NUMERIC (16,2)</text:span></text:p>
          </table:table-cell>
          <table:table-cell table:style-name="Tabla7.G11" office:value-type="string">
            <text:p text:style-name="P4"/>
          </table:table-cell>
        </table:table-row>
        <table:table-row table:style-name="Tabla7.1">
          <table:table-cell table:style-name="Tabla7.A12" office:value-type="string">
            <text:p text:style-name="P3"><text:span text:style-name="T3">11</text:span></text:p>
          </table:table-cell>
          <table:table-cell table:style-name="Tabla7.B12" office:value-type="string">
            <text:p text:style-name="P1"><text:span text:style-name="T3">namtused</text:span></text:p>
          </table:table-cell>
          <table:table-cell table:style-name="Tabla7.C12" office:value-type="string">
            <text:p text:style-name="P5"/>
          </table:table-cell>
          <table:table-cell table:style-name="Tabla7.D12" office:value-type="string">
            <text:p text:style-name="P5"/>
          </table:table-cell>
          <table:table-cell table:style-name="Tabla7.E12" office:value-type="string">
            <text:p text:style-name="P2"><text:span text:style-name="T3">Y</text:span></text:p>
          </table:table-cell>
          <table:table-cell table:style-name="Tabla7.F12" office:value-type="string">
            <text:p text:style-name="P1"><text:span text:style-name="T3">NUMERIC (16,2)</text:span></text:p>
          </table:table-cell>
          <table:table-cell table:style-name="Tabla7.G12" office:value-type="string">
            <text:p text:style-name="P4"/>
          </table:table-cell>
        </table:table-row>
        <table:table-row table:style-name="Tabla7.1">
          <table:table-cell table:style-name="Tabla7.A13" office:value-type="string">
            <text:p text:style-name="P3"><text:span text:style-name="T3">12</text:span></text:p>
          </table:table-cell>
          <table:table-cell table:style-name="Tabla7.B13" office:value-type="string">
            <text:p text:style-name="P1"><text:span text:style-name="T3">nqty</text:span></text:p>
          </table:table-cell>
          <table:table-cell table:style-name="Tabla7.C13" office:value-type="string">
            <text:p text:style-name="P5"/>
          </table:table-cell>
          <table:table-cell table:style-name="Tabla7.D13" office:value-type="string">
            <text:p text:style-name="P5"/>
          </table:table-cell>
          <table:table-cell table:style-name="Tabla7.E13" office:value-type="string">
            <text:p text:style-name="P2"><text:span text:style-name="T3">Y</text:span></text:p>
          </table:table-cell>
          <table:table-cell table:style-name="Tabla7.F13" office:value-type="string">
            <text:p text:style-name="P1"><text:span text:style-name="T3">NUMERIC (16,2)</text:span></text:p>
          </table:table-cell>
          <table:table-cell table:style-name="Tabla7.G13" office:value-type="string">
            <text:p text:style-name="P4"/>
          </table:table-cell>
        </table:table-row>
        <table:table-row table:style-name="Tabla7.1">
          <table:table-cell table:style-name="Tabla7.A14" office:value-type="string">
            <text:p text:style-name="P3"><text:span text:style-name="T3">13</text:span></text:p>
          </table:table-cell>
          <table:table-cell table:style-name="Tabla7.B14" office:value-type="string">
            <text:p text:style-name="P1"><text:span text:style-name="T3">nqtyused</text:span></text:p>
          </table:table-cell>
          <table:table-cell table:style-name="Tabla7.C14" office:value-type="string">
            <text:p text:style-name="P5"/>
          </table:table-cell>
          <table:table-cell table:style-name="Tabla7.D14" office:value-type="string">
            <text:p text:style-name="P5"/>
          </table:table-cell>
          <table:table-cell table:style-name="Tabla7.E14" office:value-type="string">
            <text:p text:style-name="P2"><text:span text:style-name="T3">Y</text:span></text:p>
          </table:table-cell>
          <table:table-cell table:style-name="Tabla7.F14" office:value-type="string">
            <text:p text:style-name="P1"><text:span text:style-name="T3">NUMERIC (16,2)</text:span></text:p>
          </table:table-cell>
          <table:table-cell table:style-name="Tabla7.G14" office:value-type="string">
            <text:p text:style-name="P4"/>
          </table:table-cell>
        </table:table-row>
        <table:table-row table:style-name="Tabla7.1">
          <table:table-cell table:style-name="Tabla7.A15" office:value-type="string">
            <text:p text:style-name="P3"><text:span text:style-name="T3">14</text:span></text:p>
          </table:table-cell>
          <table:table-cell table:style-name="Tabla7.B15" office:value-type="string">
            <text:p text:style-name="P1"><text:span text:style-name="T3">tmodrec</text:span></text:p>
          </table:table-cell>
          <table:table-cell table:style-name="Tabla7.C15" office:value-type="string">
            <text:p text:style-name="P5"/>
          </table:table-cell>
          <table:table-cell table:style-name="Tabla7.D15" office:value-type="string">
            <text:p text:style-name="P5"/>
          </table:table-cell>
          <table:table-cell table:style-name="Tabla7.E15" office:value-type="string">
            <text:p text:style-name="P2"><text:span text:style-name="T3">Y</text:span></text:p>
          </table:table-cell>
          <table:table-cell table:style-name="Tabla7.F15" office:value-type="string">
            <text:p text:style-name="P1"><text:span text:style-name="T3">NUMERIC (16,2)</text:span></text:p>
          </table:table-cell>
          <table:table-cell table:style-name="Tabla7.G15" office:value-type="string">
            <text:p text:style-name="P4"/>
          </table:table-cell>
        </table:table-row>
        <table:table-row table:style-name="Tabla7.1">
          <table:table-cell table:style-name="Tabla7.A16" office:value-type="string">
            <text:p text:style-name="P3"><text:span text:style-name="T3">15</text:span></text:p>
          </table:table-cell>
          <table:table-cell table:style-name="Tabla7.B16" office:value-type="string">
            <text:p text:style-name="P1"><text:span text:style-name="T3">namtaccr</text:span></text:p>
          </table:table-cell>
          <table:table-cell table:style-name="Tabla7.C16" office:value-type="string">
            <text:p text:style-name="P5"/>
          </table:table-cell>
          <table:table-cell table:style-name="Tabla7.D16" office:value-type="string">
            <text:p text:style-name="P5"/>
          </table:table-cell>
          <table:table-cell table:style-name="Tabla7.E16" office:value-type="string">
            <text:p text:style-name="P2"><text:span text:style-name="T3">Y</text:span></text:p>
          </table:table-cell>
          <table:table-cell table:style-name="Tabla7.F16" office:value-type="string">
            <text:p text:style-name="P1"><text:span text:style-name="T3">NUMERIC (16,2)</text:span></text:p>
          </table:table-cell>
          <table:table-cell table:style-name="Tabla7.G16" office:value-type="string">
            <text:p text:style-name="P4"/>
          </table:table-cell>
        </table:table-row>
        <table:table-row table:style-name="Tabla7.1">
          <table:table-cell table:style-name="Tabla7.A17" office:value-type="string">
            <text:p text:style-name="P3"><text:span text:style-name="T3">16</text:span></text:p>
          </table:table-cell>
          <table:table-cell table:style-name="Tabla7.B17" office:value-type="string">
            <text:p text:style-name="P1"><text:span text:style-name="T3">nqtyaccr</text:span></text:p>
          </table:table-cell>
          <table:table-cell table:style-name="Tabla7.C17" office:value-type="string">
            <text:p text:style-name="P5"/>
          </table:table-cell>
          <table:table-cell table:style-name="Tabla7.D17" office:value-type="string">
            <text:p text:style-name="P5"/>
          </table:table-cell>
          <table:table-cell table:style-name="Tabla7.E17" office:value-type="string">
            <text:p text:style-name="P2"><text:span text:style-name="T3">Y</text:span></text:p>
          </table:table-cell>
          <table:table-cell table:style-name="Tabla7.F17" office:value-type="string">
            <text:p text:style-name="P1"><text:span text:style-name="T3">NUMERIC (16,2)</text:span></text:p>
          </table:table-cell>
          <table:table-cell table:style-name="Tabla7.G17" office:value-type="string">
            <text:p text:style-name="P4"/>
          </table:table-cell>
        </table:table-row>
        <table:table-row table:style-name="Tabla7.1">
          <table:table-cell table:style-name="Tabla7.A18" office:value-type="string">
            <text:p text:style-name="P3"><text:span text:style-name="T3">17</text:span></text:p>
          </table:table-cell>
          <table:table-cell table:style-name="Tabla7.B18" office:value-type="string">
            <text:p text:style-name="P1"><text:span text:style-name="T3">namtmod</text:span></text:p>
          </table:table-cell>
          <table:table-cell table:style-name="Tabla7.C18" office:value-type="string">
            <text:p text:style-name="P5"/>
          </table:table-cell>
          <table:table-cell table:style-name="Tabla7.D18" office:value-type="string">
            <text:p text:style-name="P5"/>
          </table:table-cell>
          <table:table-cell table:style-name="Tabla7.E18" office:value-type="string">
            <text:p text:style-name="P2"><text:span text:style-name="T3">Y</text:span></text:p>
          </table:table-cell>
          <table:table-cell table:style-name="Tabla7.F18" office:value-type="string">
            <text:p text:style-name="P1"><text:span text:style-name="T3">NUMERIC (16,2)</text:span></text:p>
          </table:table-cell>
          <table:table-cell table:style-name="Tabla7.G18" office:value-type="string">
            <text:p text:style-name="P4"/>
          </table:table-cell>
        </table:table-row>
        <table:table-row table:style-name="Tabla7.1">
          <table:table-cell table:style-name="Tabla7.A19" office:value-type="string">
            <text:p text:style-name="P3"><text:span text:style-name="T3">18</text:span></text:p>
          </table:table-cell>
          <table:table-cell table:style-name="Tabla7.B19" office:value-type="string">
            <text:p text:style-name="P1"><text:span text:style-name="T3">nqtymod</text:span></text:p>
          </table:table-cell>
          <table:table-cell table:style-name="Tabla7.C19" office:value-type="string">
            <text:p text:style-name="P5"/>
          </table:table-cell>
          <table:table-cell table:style-name="Tabla7.D19" office:value-type="string">
            <text:p text:style-name="P5"/>
          </table:table-cell>
          <table:table-cell table:style-name="Tabla7.E19" office:value-type="string">
            <text:p text:style-name="P2"><text:span text:style-name="T3">Y</text:span></text:p>
          </table:table-cell>
          <table:table-cell table:style-name="Tabla7.F19" office:value-type="string">
            <text:p text:style-name="P1"><text:span text:style-name="T3">NUMERIC (16,2)</text:span></text:p>
          </table:table-cell>
          <table:table-cell table:style-name="Tabla7.G19" office:value-type="string">
            <text:p text:style-name="P4"/>
          </table:table-cell>
        </table:table-row>
      </table:table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roman"/>
    <style:font-face style:name="Tahoma" svg:font-family="Tahoma" style:font-family-generic="roma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H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ahoma" fo:font-size="12pt" style:font-name-asian="Symbol" style:font-size-asian="12pt" style:font-name-complex="Wingding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aragraph" style:family="paragraph" style:default-outline-level="">
      <style:paragraph-properties fo:orphans="2" fo:widows="2" style:writing-mode="lr-tb"/>
      <style:text-properties style:use-window-font-color="true" style:font-name="Tahoma" fo:font-size="12pt" style:font-name-asian="Symbol" style:font-size-asian="12pt" style:font-name-complex="Wingdings" style:font-size-complex="12pt"/>
    </style:style>
    <style:style style:name="Address" style:family="paragraph" style:default-outline-level="">
      <style:paragraph-properties fo:orphans="2" fo:widows="2" style:writing-mode="lr-tb"/>
      <style:text-properties style:use-window-font-color="true" style:font-name="Tahoma" fo:font-size="12pt" fo:font-style="italic" style:font-name-asian="Symbol" style:font-size-asian="12pt" style:font-style-asian="italic" style:font-name-complex="Wingdings" style:font-size-complex="12pt"/>
    </style:style>
    <style:style style:name="Center" style:family="paragraph" style:default-outline-level="">
      <style:paragraph-properties fo:text-align="center" style:justify-single-word="false" fo:orphans="2" fo:widows="2" style:writing-mode="lr-tb"/>
      <style:text-properties style:use-window-font-color="true" style:font-name="Tahoma" fo:font-size="12pt" style:font-name-asian="Symbol" style:font-size-asian="12pt" style:font-name-complex="Wingdings" style:font-size-complex="12pt"/>
    </style:style>
    <style:style style:name="Blockquote" style:family="paragraph" style:default-outline-level="">
      <style:paragraph-properties fo:margin="100%" fo:margin-left="1.27cm" fo:margin-right="0cm" fo:orphans="2" fo:widows="2" fo:text-indent="0cm" style:auto-text-indent="false" style:writing-mode="lr-tb"/>
      <style:text-properties style:use-window-font-color="true" style:font-name="Tahoma" fo:font-size="12pt" style:font-name-asian="Symbol" style:font-size-asian="12pt" style:font-name-complex="Wingdings" style:font-size-complex="12pt"/>
    </style:style>
    <style:style style:name="Fieldset" style:family="paragraph" style:default-outline-level="">
      <style:paragraph-properties fo:margin="100%" fo:margin-left="0.106cm" fo:margin-right="0.106cm" fo:orphans="2" fo:widows="2" fo:text-indent="0cm" style:auto-text-indent="false" style:writing-mode="lr-tb"/>
      <style:text-properties style:use-window-font-color="true" style:font-name="Tahoma" fo:font-size="12pt" style:font-name-asian="Symbol" style:font-size-asian="12pt" style:font-name-complex="Wingdings" style:font-size-complex="12pt"/>
    </style:style>
    <style:style style:name="Preformatted" style:family="paragraph" style:default-outline-level="">
      <style:paragraph-properties fo:orphans="2" fo:widows="2" style:writing-mode="lr-tb"/>
      <style:text-properties style:use-window-font-color="true" style:font-name="Arial" fo:font-size="12pt" style:font-name-asian="Symbol" style:font-size-asian="12pt" style:font-name-complex="Wingdings" style:font-size-complex="12pt"/>
    </style:style>
    <style:style style:name="Preformatted_20_and_20_wrapping" style:display-name="Preformatted and wrapping" style:family="paragraph" style:default-outline-level="">
      <style:paragraph-properties fo:orphans="2" fo:widows="2" style:writing-mode="lr-tb"/>
      <style:text-properties style:use-window-font-color="true" style:font-name="Arial" fo:font-size="12pt" style:font-name-asian="Symbol" style:font-size-asian="12pt" style:font-name-complex="Wingdings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orphans="2" fo:widows="2" style:writing-mode="lr-tb"/>
      <style:text-properties style:use-window-font-color="true" style:font-name="Arial1" fo:font-size="24pt" fo:font-weight="bold" style:font-name-asian="Symbol" style:font-size-asian="24pt" style:font-weight-asian="bold" style:font-name-complex="Wingdings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orphans="2" fo:widows="2" style:writing-mode="lr-tb"/>
      <style:text-properties style:use-window-font-color="true" style:font-name="Arial1" fo:font-size="18pt" fo:font-weight="bold" style:font-name-asian="Symbol" style:font-size-asian="18pt" style:font-weight-asian="bold" style:font-name-complex="Wingdings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orphans="2" fo:widows="2" style:writing-mode="lr-tb"/>
      <style:text-properties style:use-window-font-color="true" style:font-name="Arial1" fo:font-size="13pt" fo:font-weight="bold" style:font-name-asian="Symbol" style:font-size-asian="13pt" style:font-weight-asian="bold" style:font-name-complex="Wingdings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orphans="2" fo:widows="2" style:writing-mode="lr-tb"/>
      <style:text-properties style:use-window-font-color="true" style:font-name="Arial1" fo:font-size="11pt" fo:font-weight="bold" style:font-name-asian="Symbol" style:font-size-asian="11pt" style:font-weight-asian="bold" style:font-name-complex="Wingdings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orphans="2" fo:widows="2" style:writing-mode="lr-tb"/>
      <style:text-properties style:use-window-font-color="true" style:font-name="Arial1" fo:font-size="9pt" fo:font-weight="bold" style:font-name-asian="Symbol" style:font-size-asian="9pt" style:font-weight-asian="bold" style:font-name-complex="Wingdings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orphans="2" fo:widows="2" style:writing-mode="lr-tb"/>
      <style:text-properties style:use-window-font-color="true" style:font-name="Arial1" fo:font-size="8pt" fo:font-weight="bold" style:font-name-asian="Symbol" style:font-size-asian="8pt" style:font-weight-asian="bold" style:font-name-complex="Wingdings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style:line-height-at-least="0cm" fo:text-align="start" style:justify-single-word="false"/>
    </style:style>
    <style:style style:name="MP2" style:family="paragraph" style:parent-style-name="Standard">
      <style:paragraph-properties style:line-height-at-least="0cm" fo:text-align="end" style:justify-single-word="false"/>
    </style:style>
    <style:style style:name="MT1" style:family="text">
      <style:text-properties fo:font-size="8pt" style:font-size-asian="8pt"/>
    </style:style>
    <style:page-layout style:name="Mpm1">
      <style:page-layout-properties fo:page-width="29.669cm" fo:page-height="21.001cm" style:num-format="1" style:print-orientation="portrait" fo:margin-top="0.67cm" fo:margin-bottom="0.67cm" fo:margin-left="1.976cm" fo:margin-right="1.976cm" style:writing-mode="lr-tb" style:layout-grid-color="#c0c0c0" style:layout-grid-lines="196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style:dynamic-spacing="false"/>
      </style:header-style>
      <style:footer-style>
        <style:header-footer-properties svg:height="-2.076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MP1"><text:span text:style-name="MT1">Oracle Data Modeler</text:span></text:p>
        <text:p text:style-name="MP2"><text:span text:style-name="MT1">Page: </text:span><text:page-number text:select-page="current">3</text:page-number><text:span text:style-name="MT1">/ </text:span><text:page-count>3</text:page-count></text:p>
        <text:p text:style-name="Standard"/>
      </style:footer>
      <style:footer-left>
        <text:p text:style-name="MP1"><text:span text:style-name="MT1">Oracle Data Modeler</text:span></text:p>
        <text:p text:style-name="MP2"><text:span text:style-name="MT1">Page: </text:span><text:page-number text:select-page="current">2</text:page-number><text:span text:style-name="MT1">/ </text:span><text:page-count>3</text:page-count></text:p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6T14:49:55</dc:date>
    <dc:creator>Emil Avila</dc:creator>
    <meta:document-statistic meta:table-count="6" meta:image-count="0" meta:object-count="0" meta:page-count="3" meta:paragraph-count="219" meta:word-count="284" meta:character-count="1256" meta:non-whitespace-character-count="1165"/>
    <meta:generator>LibreOffice/3.5$Linux_X86_64 LibreOffice_project/350m1$Build-2</meta:generator>
  </office:meta>
</office:document-meta>
</file>